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15ad9b" officeooo:paragraph-rsid="0015ad9b"/>
    </style:style>
    <style:style style:name="P2" style:family="paragraph" style:parent-style-name="Standard">
      <style:text-properties officeooo:rsid="0015ad9b" officeooo:paragraph-rsid="0015ad9b"/>
    </style:style>
    <style:style style:name="P3" style:family="paragraph" style:parent-style-name="Text_20_body" style:list-style-name="L1"/>
    <style:style style:name="P4" style:family="paragraph" style:parent-style-name="Text_20_body" style:list-style-name="L3"/>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text-properties officeooo:rsid="0015ad9b" officeooo:paragraph-rsid="001db26d"/>
    </style:style>
    <style:style style:name="P8" style:family="paragraph" style:parent-style-name="Text_20_body" style:list-style-name="L1">
      <style:paragraph-properties fo:margin-top="0cm" fo:margin-bottom="0cm" loext:contextual-spacing="false"/>
      <style:text-properties officeooo:rsid="0015ad9b" officeooo:paragraph-rsid="001e131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What is a software developer?</text:span></text:h>
      <text:p text:style-name="P2">The role of a software developer engages in identifying, designing, installing and testing a software system they have built for a company from the ground up. It can range from creating internal programmes that can help businesses be more efficient to producing systems that can be sold on the open market. </text:p>
      <text:h text:style-name="P1" text:outline-level="2"><text:span text:style-name="Strong_20_Emphasis">Required skills and education to become a software developer</text:span></text:h>
      <text:list xml:id="list294838979" text:style-name="L1">
        <text:list-item>
          <text:p text:style-name="P8">Ability to use more than one development language </text:p>
        </text:list-item>
        <text:list-item>
          <text:p text:style-name="P5">Design, test and develop software to meet user needs </text:p>
        </text:list-item>
        <text:list-item>
          <text:p text:style-name="P5">Critical thinking </text:p>
        </text:list-item>
        <text:list-item>
          <text:p text:style-name="P5">Keen attention to detail </text:p>
        </text:list-item>
        <text:list-item>
          <text:p text:style-name="P5">Write and maintain software </text:p>
        </text:list-item>
        <text:list-item>
          <text:p text:style-name="P5">Strong problem solver </text:p>
        </text:list-item>
        <text:list-item>
          <text:p text:style-name="P5">Create complex databases for organisations </text:p>
        </text:list-item>
        <text:list-item>
          <text:p text:style-name="P3">Document application process for future maintenance and upgrades </text:p>
        </text:list-item>
      </text:list>
      <text:h text:style-name="Heading_20_2" text:outline-level="2"><text:span text:style-name="Strong_20_Emphasis">The responsibilities of a software developer</text:span></text:h>
      <text:list xml:id="list1616455556" text:style-name="L3">
        <text:list-item>
          <text:p text:style-name="P7">Talking through requirements with clients </text:p>
        </text:list-item>
        <text:list-item>
          <text:p text:style-name="P6">Testing software and fixing problems </text:p>
        </text:list-item>
        <text:list-item>
          <text:p text:style-name="P6">Maintaining systems once they’re up and running </text:p>
        </text:list-item>
        <text:list-item>
          <text:p text:style-name="P6">Being a part of technical designing </text:p>
        </text:list-item>
        <text:list-item>
          <text:p text:style-name="P6">Integrate software components </text:p>
        </text:list-item>
        <text:list-item>
          <text:p text:style-name="P6">Producing efficient codes </text:p>
        </text:list-item>
        <text:list-item>
          <text:p text:style-name="P4">Writing program codes for reference and reporting </text:p>
        </text:list-item>
      </text:list>
      <text:h text:style-name="P1" text:outline-level="2"><text:span text:style-name="Strong_20_Emphasis">Working Hours</text:span></text:h>
      <text:p text:style-name="P2">Software developers are required to work 37 to 40 hours a week. On occasion and depending on the company and project, they will be asked to stay longer if certain projects need to be completed and asked to work on weekends and out of their required hours. <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4:08:53.093299964</meta:creation-date>
    <dc:date>2022-03-16T14:11:27.195153021</dc:date>
    <meta:editing-duration>PT2M27S</meta:editing-duration>
    <meta:editing-cycles>14</meta:editing-cycles>
    <meta:generator>LibreOffice/6.4.7.2$Linux_X86_64 LibreOffice_project/40$Build-2</meta:generator>
    <meta:document-statistic meta:table-count="0" meta:image-count="0" meta:object-count="0" meta:page-count="1" meta:paragraph-count="21" meta:word-count="214" meta:character-count="1298" meta:non-whitespace-character-count="1102"/>
  </office:meta>
</office:document-meta>
</file>